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8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9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18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5" office:value-type="string" calcext:value-type="string">
            <text:p>Sr. No.</text:p>
          </table:table-cell>
          <table:table-cell table:style-name="ce16" office:value-type="string" calcext:value-type="string">
            <text:p>Topic:</text:p>
          </table:table-cell>
          <table:table-cell table:style-name="ce16" office:value-type="string" calcext:value-type="string">
            <text:p>Problem: </text:p>
          </table:table-cell>
          <table:table-cell table:style-name="ce25" office:value-type="string" calcext:value-type="string">
            <text:p>Done </text:p>
          </table:table-cell>
          <table:table-cell table:style-name="ce30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26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8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merge-intervals/" xlink:type="simple">Merge Interval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2 logic but time exceed</text:p>
          </table:table-cell>
          <table:table-cell table:number-columns-repeated="5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reverse-string/" xlink:type="simple">Reverse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String</text:p>
          </table:table-cell>
          <table:table-cell table:style-name="ce23" office:value-type="string" calcext:value-type="string">
            <text:p>Why strings are immutable in Java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GGRCOW/" xlink:type="simple">Aggressive cow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EKO/" xlink:type="simple">EKOSPOJ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PRATA/" xlink:type="simple">ROTI-Prata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NARC05B/" xlink:type="simple">DoubleHelix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SUBSUMS/" xlink:type="simple">Subset Sum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Can we reverse a linked list in less than O(n)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Why Quicksort is preferred for. Arrays and Merge Sort for LinkedLists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17" office:value-type="string" calcext:value-type="string">
            <text:p>Binary Search Trees</text:p>
          </table:table-cell>
          <table:table-cell table:style-name="ce24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IEHARD/" xlink:type="simple">DIEHARD -DIE HAR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CJ101BB/" xlink:type="simple">Picking Up Chi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CHOCOLA/" xlink:type="simple">CHOCOLA –Chocol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ug-of-war/" xlink:type="simple">Tug of Wa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17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17" office:value-type="string" calcext:value-type="string">
            <text:p>Heap</text:p>
          </table:table-cell>
          <table:table-cell table:style-name="ce24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flood-fill/" xlink:type="simple">flood fill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lone-graph/" xlink:type="simple">Clone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word-ladder/" xlink:type="simple">word Ladder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2:37:31.678957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18T22:38:24.720209948</dc:date>
    <meta:generator>LibreOffice/7.0.5.2$Linux_X86_64 LibreOffice_project/00$Build-2</meta:generator>
    <meta:editing-duration>PT17H27M43S</meta:editing-duration>
    <meta:editing-cycles>20</meta:editing-cycles>
    <meta:document-statistic meta:table-count="1" meta:cell-count="18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